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8000000546E7100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 Narrow1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 Narrow2" svg:font-family="'Arial Narrow'" style:font-family-generic="swiss" style:font-pitch="variable"/>
    <style:font-face style:name="Arial Narrow" svg:font-family="'Arial Narrow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penden" style:family="table">
      <style:table-properties style:width="481.85pt" table:align="margins"/>
    </style:style>
    <style:style style:name="Spenden.A" style:family="table-column">
      <style:table-column-properties style:column-width="100.5pt" style:rel-column-width="13668*"/>
    </style:style>
    <style:style style:name="Spenden.B" style:family="table-column">
      <style:table-column-properties style:column-width="307.5pt" style:rel-column-width="41822*"/>
    </style:style>
    <style:style style:name="Spenden.C" style:family="table-column">
      <style:table-column-properties style:column-width="73.85pt" style:rel-column-width="10045*"/>
    </style:style>
    <style:style style:name="Spenden.A1" style:family="table-cell">
      <style:table-cell-properties fo:padding="2.75pt" fo:border="none"/>
    </style:style>
    <style:style style:name="P1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style:font-name="Arial Narrow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style:font-name="Arial Narrow2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fo:color="#ffffff" style:font-name="Arial Narrow2" fo:font-size="8pt" fo:font-style="italic" style:font-size-asian="8pt" style:font-style-asian="italic" style:font-size-complex="8pt" style:font-style-complex="italic"/>
    </style:style>
    <style:style style:name="P4" style:family="paragraph" style:parent-style-name="Header">
      <style:paragraph-properties>
        <style:tab-stops>
          <style:tab-stop style:position="63.75pt"/>
          <style:tab-stop style:position="481.86pt" style:type="right"/>
        </style:tab-stops>
      </style:paragraph-properties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style:font-name="Arial Narrow" fo:font-size="10pt"/>
    </style:style>
    <style:style style:name="P6" style:family="paragraph" style:parent-style-name="Table_20_Contents">
      <style:paragraph-properties fo:text-align="end" style:justify-single-word="false"/>
      <style:text-properties style:font-name="Arial Narrow" fo:font-size="10pt"/>
    </style:style>
    <style:style style:name="P7" style:family="paragraph" style:parent-style-name="WWFTextfluss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WWFTextfluss">
      <style:paragraph-properties fo:margin-top="0pt" fo:margin-bottom="0pt" fo:line-height="150%"/>
    </style:style>
    <style:style style:name="P9" style:family="paragraph" style:parent-style-name="Table_20_Contents">
      <style:paragraph-properties fo:text-align="start" style:justify-single-word="false"/>
      <style:text-properties style:font-name="Arial Narrow" fo:font-size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size-asian="10pt" style:font-weight-asian="normal" style:font-size-complex="10pt" style:font-weight-complex="normal"/>
    </style:style>
    <style:style style:name="T3" style:family="text">
      <style:text-properties style:font-name="Arial Narrow1" fo:font-size="10pt" fo:font-weight="normal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text:variable-decls>
        <text:variable-decl office:value-type="string" text:name="person_for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WWFTextfluss"><text:span text:style-name="WWFArialNarrowBold"><text:span text:style-name="T2"><text:text-input text:description="link_mailing_address">Anschrift</text:text-input></text:span></text:span></text:p>
      <text:p text:style-name="WWFTextfluss"><text:span text:style-name="WWFArialNarrowBold"><text:span text:style-name="T2"/></text:span></text:p>
      <text:p text:style-name="WWFTextfluss"><text:span text:style-name="WWFArialNarrowBold"><text:span text:style-name="T2"><text:creation-date style:data-style-name="N76">9. Dezember 2009</text:creation-date></text:span></text:span></text:p>
      <text:p text:style-name="P7">Spendenbestätigung</text:p>
      <text:p text:style-name="WWFTextfluss"><text:span text:style-name="WWFArialNarrowBold"><text:span text:style-name="T2"><text:text-input text:description="person_mailing_salutation">Anrede</text:text-input></text:span></text:span></text:p>
      <text:p text:style-name="WWFTextfluss"><text:span text:style-name="WWFArialNarrowBold"><text:span text:style-name="T2">Wir danken </text:span></text:span><text:span text:style-name="WWFArialNarrowBold"><text:span text:style-name="T2"><text:conditional-text text:condition="ooow:person_form EQ 1" text:string-value-if-true="Dir" text:string-value-if-false="Ihnen" text:current-value="true">Ihnen</text:conditional-text></text:span></text:span><text:span text:style-name="WWFArialNarrowBold"><text:span text:style-name="T2"> für </text:span></text:span><text:span text:style-name="WWFArialNarrowBold"><text:span text:style-name="T2"><text:conditional-text text:condition="ooow:person_form EQ 1" text:string-value-if-true="Deine" text:string-value-if-false="Ihre" text:current-value="true">Ihre</text:conditional-text></text:span></text:span><text:span text:style-name="WWFArialNarrowBold"><text:span text:style-name="T2"> Spende.</text:span></text:span></text:p>
      <text:p text:style-name="WWFTextfluss"><text:span text:style-name="WWFArialNarrowNormal">Folgende Spendenbeträge haben wir im Jahr </text:span><text:span text:style-name="WWFArialNarrowNormal"><text:text-input text:description="donation_year">Jahr</text:text-input></text:span><text:span text:style-name="WWFArialNarrowNormal"> von Ihnen erhalten:</text:span></text:p>
      <table:table table:name="Spenden" table:style-name="Spenden">
        <table:table-column table:style-name="Spenden.A"/>
        <table:table-column table:style-name="Spenden.B"/>
        <table:table-column table:style-name="Spenden.C"/>
        <table:table-row>
          <table:table-cell table:style-name="Spenden.A1" office:value-type="string">
            <text:p text:style-name="P5">Datum</text:p>
          </table:table-cell>
          <table:table-cell table:style-name="Spenden.A1" office:value-type="string">
            <text:p text:style-name="P5">Zweck</text:p>
          </table:table-cell>
          <table:table-cell table:style-name="Spenden.A1" office:value-type="string">
            <text:p text:style-name="P6">Betrag</text:p>
          </table:table-cell>
        </table:table-row>
        <table:table-row>
          <table:table-cell table:style-name="Spenden.A1" office:value-type="string">
            <text:p text:style-name="P5"><text:text-input text:description="donation_date">Datum</text:text-input></text:p>
          </table:table-cell>
          <table:table-cell table:style-name="Spenden.A1" office:value-type="string">
            <text:p text:style-name="P9"><text:text-input text:description="donation_purpose">Zweck</text:text-input></text:p>
          </table:table-cell>
          <table:table-cell table:style-name="Spenden.A1" office:value-type="string">
            <text:p text:style-name="P6"><text:text-input text:description="donation_amount">Betrag</text:text-input></text:p>
          </table:table-cell>
        </table:table-row>
        <table:table-row>
          <table:table-cell table:style-name="Spenden.A1" office:value-type="string">
            <text:p text:style-name="P5">Total</text:p>
          </table:table-cell>
          <table:table-cell table:style-name="Spenden.A1" office:value-type="string">
            <text:p text:style-name="P5"/>
          </table:table-cell>
          <table:table-cell table:style-name="Spenden.A1" office:value-type="string">
            <text:p text:style-name="P6"><text:text-input text:description="total_donations">Total</text:text-input></text:p>
          </table:table-cell>
        </table:table-row>
      </table:table>
      <text:p text:style-name="WWFTextfluss"><text:span text:style-name="WWFArialNarrowNormal"><text:span text:style-name="T3"/></text:span></text:p>
      <text:p text:style-name="WWFTextfluss"><text:span text:style-name="WWFArialNarrowNormal"><text:span text:style-name="T3">Wir werden unser möglichstes tun, um die Spende Ihren Wünschen gemäss einzusetzen.</text:span></text:span></text:p>
      <text:p text:style-name="WWFTextfluss"><text:span text:style-name="WWFArialNarrowNormal"><text:span text:style-name="T3"/></text:span></text:p>
      <text:p text:style-name="WWFTextfluss"><text:span text:style-name="T4"><text:conditional-text text:condition="ooow:person_form EQ 1" text:string-value-if-true="Herzliche" text:string-value-if-false="Freundliche" text:current-value="true">Freundliche</text:conditional-text></text:span><text:span text:style-name="T4"> Grüße</text:span></text:p>
      <text:p text:style-name="WWFTextfluss"/>
      <text:p text:style-name="WWFTextfluss"/>
      <text:p text:style-name="P8">WWF Regiobüro</text:p>
      <text:p text:style-name="P8">St. Gallen – Thurgau – Appenzell</text:p>
      <text:p text:style-name="P8">Achtung:</text:p>
      <text:p text:style-name="P8">Weitere Infos zu diesem Anlass finden Sie unter</text:p>
      <text:p text:style-name="P8"><text:a xlink:type="simple" xlink:href="http://www.wwf-umweltbildung.ch/">http://www.wwf-umweltbildung.ch</text:a> oder in der Beil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 Narrow1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 Narrow2" svg:font-family="'Arial Narrow'" style:font-family-generic="swiss" style:font-pitch="variable"/>
    <style:font-face style:name="Arial Narrow" svg:font-family="'Arial Narrow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FTextfluss" style:family="paragraph" style:parent-style-name="Standard" style:master-page-name="">
      <style:paragraph-properties fo:margin-top="8.5pt" fo:margin-bottom="2.86pt" style:page-number="auto"/>
      <style:text-properties style:font-name="Arial Narrow" fo:font-size="10pt"/>
    </style:style>
    <style:style style:name="WWFStandard" style:family="paragraph" style:parent-style-name="WWFTextfluss">
      <style:paragraph-properties fo:margin-top="0pt" fo:margin-bottom="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FArialNarrowNormal" style:family="text">
      <style:text-properties style:font-name="Arial Narrow" fo:font-size="10pt" fo:font-weight="normal"/>
    </style:style>
    <style:style style:name="WWFArialNarrowBold" style:family="text" style:parent-style-name="WWFArialNarrowNormal">
      <style:text-properties fo:font-weight="bold"/>
    </style:style>
    <style:style style:name="WWFKursbezeichnung" style:family="text" style:parent-style-name="WWFArialNarrowBold">
      <style:text-properties style:font-name="Arial1"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elle1" style:family="table">
      <style:table-properties style:width="481.85pt" table:align="margins"/>
    </style:style>
    <style:style style:name="Tabelle1.A" style:family="table-column">
      <style:table-column-properties style:column-width="46.5pt" style:rel-column-width="6324*"/>
    </style:style>
    <style:style style:name="Tabelle1.B" style:family="table-column">
      <style:table-column-properties style:column-width="246.7pt" style:rel-column-width="33552*"/>
    </style:style>
    <style:style style:name="Tabelle1.C" style:family="table-column">
      <style:table-column-properties style:column-width="87.05pt" style:rel-column-width="11839*"/>
    </style:style>
    <style:style style:name="Tabelle1.D" style:family="table-column">
      <style:table-column-properties style:column-width="101.6pt" style:rel-column-width="13820*"/>
    </style:style>
    <style:style style:name="Tabelle1.A1" style:family="table-cell">
      <style:table-cell-properties style:vertical-align="bottom" fo:padding="0pt" fo:border="none"/>
    </style:style>
    <style:style style:name="Tabelle1.A7" style:family="table-cell">
      <style:table-cell-properties fo:padding="0pt" fo:border="none"/>
    </style:style>
    <style:style style:name="MP1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style:font-name="Arial Narrow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P2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fo:color="#ffffff" style:font-name="Arial Narrow2" fo:font-size="8pt" fo:font-style="italic" style:font-size-asian="8pt" style:font-style-asian="italic" style:font-size-complex="8pt" style:font-style-complex="italic"/>
    </style:style>
    <style:style style:name="MP3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style:font-name="Arial Narrow2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Header">
      <style:paragraph-properties>
        <style:tab-stops>
          <style:tab-stop style:position="63.75pt"/>
          <style:tab-stop style:position="481.86pt" style:type="right"/>
        </style:tab-stops>
      </style:paragraph-properties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tyle="normal" style:font-style-asian="normal" style:font-style-complex="normal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table:number-rows-spanned="6" office:value-type="string">
              <text:p text:style-name="MP1"/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1">WWF St. Gallen</text:p>
            </table:table-cell>
            <table:table-cell table:style-name="Tabelle1.A1" office:value-type="string">
              <text:p text:style-name="MP3">Tel.: ++41 (0)71 223 29 30</text:p>
            </table:table-cell>
          </table:table-row>
          <table:table-row>
            <table:covered-table-cell/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>Fax. ++41 (0)71 223 29 45</text:p>
            </table:table-cell>
          </table:table-row>
          <table:table-row>
            <table:covered-table-cell/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>info@wwf-sg.ch</text:p>
            </table:table-cell>
          </table:table-row>
          <table:table-row>
            <table:covered-table-cell/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>Merkurstr. 2</text:p>
            </table:table-cell>
            <table:table-cell table:style-name="Tabelle1.A1" office:value-type="string">
              <text:p text:style-name="MP3">www.wwf-sg.ch</text:p>
            </table:table-cell>
          </table:table-row>
          <table:table-row>
            <table:covered-table-cell/>
            <table:table-cell table:style-name="Tabelle1.A1" table:number-rows-spanned="2" office:value-type="string">
              <text:p text:style-name="MP4">for a living planet</text:p>
            </table:table-cell>
            <table:table-cell table:style-name="Tabelle1.A1" office:value-type="string">
              <text:p text:style-name="MP3">Postfach 2341</text:p>
            </table:table-cell>
            <table:table-cell table:style-name="Tabelle1.A1" office:value-type="string">
              <text:p text:style-name="MP3">www.wwf.ch</text:p>
            </table:table-cell>
          </table:table-row>
          <table:table-row>
            <table:covered-table-cell/>
            <table:covered-table-cell/>
            <table:table-cell table:style-name="Tabelle1.A1" office:value-type="string">
              <text:p text:style-name="MP3">9001 St. Gallen</text:p>
            </table:table-cell>
            <table:table-cell table:style-name="Tabelle1.A1" office:value-type="string">
              <text:p text:style-name="MP3">Spenden: PC 90-781554-7</text:p>
            </table:table-cell>
          </table:table-row>
          <table:table-row>
            <table:table-cell table:style-name="Tabelle1.A7" table:number-columns-spanned="2" office:value-type="string">
              <text:p text:style-name="MP4"><draw:frame draw:style-name="Mfr1" draw:name="Grafik2" text:anchor-type="paragraph" svg:x="-1.39pt" svg:y="-54.45pt" svg:width="34.3pt" svg:height="52.7pt" draw:z-index="0"><draw:image xlink:href="Pictures/1000000000000038000000546E7100D6.png" xlink:type="simple" xlink:show="embed" xlink:actuate="onLoad"/></draw:frame><text:span text:style-name="WWFArialNarrowNormal"><text:span text:style-name="MT1"/></text:span></text:p>
            </table:table-cell>
            <table:covered-table-cell/>
            <table:table-cell table:style-name="Tabelle1.A7" office:value-type="string">
              <text:p text:style-name="MP4"/>
            </table:table-cell>
            <table:table-cell table:style-name="Tabelle1.A7" office:value-type="string">
              <text:p text:style-name="Standard"/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12-09T17:40:48.26</meta:creation-date>
    <meta:editing-cycles>42</meta:editing-cycles>
    <meta:editing-duration>PT03H15M14S</meta:editing-duration>
    <meta:initial-creator>Christian Eugster</meta:initial-creator>
    <dc:date>2010-01-13T21:31:49.48</dc:date>
    <dc:creator>Christian Eugster</dc:creator>
    <meta:document-statistic meta:table-count="2" meta:image-count="1" meta:object-count="0" meta:page-count="1" meta:paragraph-count="32" meta:word-count="98" meta:character-count="625"/>
    <meta:user-defined meta:name="Info 1"/>
    <meta:user-defined meta:name="Info 2"/>
    <meta:user-defined meta:name="Info 3"/>
    <meta:user-defined meta:name="Info 4"/>
  </office:meta>
</office:document-meta>
</file>